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66ff00" draw:textarea-horizontal-align="justify" draw:textarea-vertical-align="middle" draw:auto-grow-height="false" fo:min-height="2.244cm" fo:min-width="6.649cm"/>
    </style:style>
    <style:style style:name="gr2" style:family="graphic" style:parent-style-name="standard">
      <style:graphic-properties draw:fill-color="#66ff00" draw:textarea-horizontal-align="justify" draw:textarea-vertical-align="middle" draw:auto-grow-height="false" fo:min-height="2.244cm" fo:min-width="6.648cm"/>
    </style:style>
    <style:style style:name="gr3" style:family="graphic" style:parent-style-name="standard">
      <style:graphic-properties draw:fill-color="#66ff00" draw:textarea-horizontal-align="justify" draw:textarea-vertical-align="middle" draw:auto-grow-height="false" fo:min-height="1.247cm" fo:min-width="4.322cm"/>
    </style:style>
    <style:style style:name="gr4" style:family="graphic" style:parent-style-name="standard">
      <style:graphic-properties draw:fill-color="#66ff00" draw:textarea-horizontal-align="justify" draw:textarea-vertical-align="middle" draw:auto-grow-height="false" fo:min-height="2.243cm" fo:min-width="6.649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3.05cm"/>
    </style:style>
    <style:style style:name="gr7" style:family="graphic" style:parent-style-name="standard">
      <style:graphic-properties draw:fill-color="#99ff33" draw:textarea-horizontal-align="justify" draw:textarea-vertical-align="middle" draw:auto-grow-height="false" fo:min-height="2.244cm" fo:min-width="6.649cm"/>
    </style:style>
    <style:style style:name="gr8" style:family="graphic" style:parent-style-name="standard">
      <style:graphic-properties draw:fill-color="#99ff33" draw:textarea-horizontal-align="justify" draw:textarea-vertical-align="middle" draw:auto-grow-height="false" fo:min-height="2.243cm" fo:min-width="6.649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linecap="butt" draw:fill="none" draw:textarea-vertical-align="middle"/>
    </style:style>
    <style:style style:name="gr11" style:family="graphic" style:parent-style-name="standard">
      <style:graphic-properties draw:fill-color="#99ff33" draw:textarea-horizontal-align="justify" draw:textarea-vertical-align="middle" draw:auto-grow-height="false" fo:min-height="0.95cm" fo:min-width="3.05cm"/>
    </style:style>
    <style:style style:name="gr12" style:family="graphic" style:parent-style-name="standard">
      <style:graphic-properties draw:textarea-horizontal-align="justify" draw:textarea-vertical-align="middle" draw:auto-grow-height="false" fo:min-height="2.243cm" fo:min-width="6.649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0.95cm" fo:min-width="3.05cm"/>
    </style:style>
    <style:style style:name="gr15" style:family="graphic" style:parent-style-name="standard">
      <style:graphic-properties draw:fill-color="#ff6666" draw:textarea-horizontal-align="justify" draw:textarea-vertical-align="middle" draw:auto-grow-height="false" fo:min-height="0.95cm" fo:min-width="3.05cm"/>
    </style:style>
    <style:style style:name="gr16" style:family="graphic" style:parent-style-name="standard">
      <style:graphic-properties draw:textarea-horizontal-align="justify" draw:textarea-vertical-align="middle" draw:auto-grow-height="false" fo:min-height="5.05cm" fo:min-width="6.649cm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stroke="none" draw:fill="none" fo:min-height="0.712cm"/>
    </style:style>
    <style:style style:name="gr19" style:family="graphic" style:parent-style-name="objectwithoutfill">
      <style:graphic-properties draw:stroke="none" draw:fill="none" fo:min-height="0.75cm"/>
    </style:style>
    <style:style style:name="gr20" style:family="graphic" style:parent-style-name="objectwithoutfill">
      <style:graphic-properties draw:stroke="none" draw:fill="none" fo:min-height="0.713cm"/>
    </style:style>
    <style:style style:name="gr21" style:family="graphic" style:parent-style-name="standard">
      <style:graphic-properties draw:textarea-horizontal-align="justify" draw:textarea-vertical-align="middle" draw:auto-grow-height="false" fo:min-height="2.244cm" fo:min-width="4.502cm"/>
    </style:style>
    <style:style style:name="gr22" style:family="graphic" style:parent-style-name="standard">
      <style:graphic-properties draw:fill-color="#99ff33" draw:textarea-horizontal-align="justify" draw:textarea-vertical-align="middle" draw:auto-grow-height="false" fo:min-height="2.244cm" fo:min-width="4.502cm"/>
    </style:style>
    <style:style style:name="gr23" style:family="graphic" style:parent-style-name="standard">
      <style:graphic-properties draw:stroke="none" draw:fill="none" fo:min-height="0.713cm"/>
    </style:style>
    <style:style style:name="gr24" style:family="graphic" style:parent-style-name="standard">
      <style:graphic-properties draw:fill-color="#ff6666" draw:textarea-horizontal-align="justify" draw:textarea-vertical-align="middle" draw:auto-grow-height="false" fo:min-height="2.244cm" fo:min-width="4.50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3" draw:id="id3" draw:layer="layout" svg:width="7.149cm" svg:height="2.494cm" svg:x="2.5cm" svg:y="8.506cm">
          <text:p text:style-name="P1">Q1(100)</text:p>
          <text:p text:style-name="P1">制服届いた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7.148cm" svg:height="2.494cm" svg:x="16.08cm" svg:y="8.52cm">
          <text:p text:style-name="P1">Q2(200)</text:p>
          <text:p text:style-name="P1">スマホ落とした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9.643cm" svg:height="2.993cm" svg:x="27.883cm" svg:y="8.187cm">
          <text:p text:style-name="P1">Q3(300)</text:p>
          <text:p text:style-name="P1">パソコン処分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5" draw:id="id5" draw:layer="layout" svg:width="7.149cm" svg:height="2.494cm" svg:x="40.851cm" svg:y="3.2cm">
          <text:p text:style-name="P1">Q4(410)</text:p>
          <text:p text:style-name="P1">泥団子少女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7.149cm" svg:height="2.493cm" svg:x="40.851cm" svg:y="8.354cm">
          <text:p text:style-name="P1">Q4(420)</text:p>
          <text:p text:style-name="P1">泥団子少女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7.149cm" svg:height="2.494cm" svg:x="40.851cm" svg:y="14.006cm">
          <text:p text:style-name="P1">Q4(430)</text:p>
          <text:p text:style-name="P1">泥団子少女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7.526cm" svg:y1="9.684cm" svg:x2="40.851cm" svg:y2="9.6cm" draw:start-shape="id1" draw:start-glue-point="7" draw:end-shape="id2" draw:end-glue-point="3" svg:d="M37526 9684h1662v-84h1663">
          <text:p text:style-name="P1">(301)</text:p>
        </draw:connector>
        <draw:connector draw:style-name="gr5" draw:text-style-name="P1" draw:layer="layout" svg:x1="9.649cm" svg:y1="9.753cm" svg:x2="16.08cm" svg:y2="9.767cm" draw:start-shape="id3" draw:start-glue-point="1" draw:end-shape="id4" draw:end-glue-point="3" svg:d="M9649 9753h3215v14h3216">
          <text:p text:style-name="P1">(101,102)</text:p>
        </draw:connector>
        <draw:connector draw:style-name="gr5" draw:text-style-name="P1" draw:layer="layout" svg:x1="23.228cm" svg:y1="9.767cm" svg:x2="27.883cm" svg:y2="9.684cm" draw:start-shape="id4" draw:start-glue-point="1" draw:end-shape="id1" draw:end-glue-point="5" svg:d="M23228 9767h2327v-83h2328">
          <text:p text:style-name="P1">(201,202)</text:p>
        </draw:connector>
        <draw:connector draw:style-name="gr5" draw:text-style-name="P1" draw:layer="layout" svg:x1="32.705cm" svg:y1="8.187cm" svg:x2="40.851cm" svg:y2="4.447cm" draw:start-shape="id1" draw:start-glue-point="4" draw:end-shape="id5" draw:end-glue-point="3" svg:d="M32705 8187v-3740h8146">
          <text:p text:style-name="P1">(302)</text:p>
        </draw:connector>
        <draw:connector draw:style-name="gr5" draw:text-style-name="P1" draw:layer="layout" svg:x1="32.705cm" svg:y1="11.18cm" svg:x2="40.851cm" svg:y2="15.253cm" draw:start-shape="id1" draw:start-glue-point="6" draw:end-shape="id6" draw:end-glue-point="3" svg:d="M32705 11180v4073h8146">
          <text:p text:style-name="P1">(303)</text:p>
        </draw:connector>
        <draw:connector draw:style-name="gr5" draw:text-style-name="P1" draw:layer="layout" svg:x1="48cm" svg:y1="4.447cm" svg:x2="52.1cm" svg:y2="4.4cm" draw:start-shape="id5" draw:start-glue-point="1" draw:end-shape="id7" draw:end-glue-point="5" svg:d="M48000 4447h2050v-47h2050">
          <text:p text:style-name="P1">(411,412)</text:p>
        </draw:connector>
        <draw:connector draw:style-name="gr5" draw:text-style-name="P1" draw:layer="layout" svg:x1="48cm" svg:y1="9.6cm" svg:x2="52.051cm" svg:y2="9.6cm" draw:start-shape="id2" draw:start-glue-point="1" draw:end-shape="id8" draw:end-glue-point="3" svg:d="M48000 9600h4051">
          <text:p text:style-name="P1">(421,422)</text:p>
        </draw:connector>
        <draw:connector draw:style-name="gr5" draw:text-style-name="P1" draw:layer="layout" svg:x1="48cm" svg:y1="15.253cm" svg:x2="52.101cm" svg:y2="15.2cm" draw:start-shape="id6" draw:start-glue-point="1" draw:end-shape="id9" draw:end-glue-point="5" svg:d="M48000 15253h2050v-53h2051">
          <text:p text:style-name="P1">(431,432)</text:p>
        </draw:connector>
        <draw:custom-shape draw:style-name="gr6" draw:text-style-name="P1" xml:id="id7" draw:id="id7" draw:layer="layout" svg:width="7.1cm" svg:height="2.4cm" svg:x="52.1cm" svg:y="3.2cm">
          <text:p text:style-name="P1">Q5(510)</text:p>
          <text:p text:style-name="P1">PW診断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9" draw:id="id9" draw:layer="layout" svg:width="7.1cm" svg:height="2.4cm" svg:x="52.101cm" svg:y="14cm">
          <text:p text:style-name="P1">Q5(530)</text:p>
          <text:p text:style-name="P1">PW診断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12" draw:id="id12" draw:layer="layout" svg:width="7.149cm" svg:height="2.494cm" svg:x="65.551cm" svg:y="3.2cm">
          <text:p text:style-name="P1">Q6(610)</text:p>
          <text:p text:style-name="P1">図書館</text:p>
          <draw:enhanced-geometry svg:viewBox="0 0 21600 21600" draw:type="rectangle" draw:enhanced-path="M 0 0 L 21600 0 21600 21600 0 21600 0 0 Z N"/>
        </draw:custom-shape>
        <draw:custom-shape draw:style-name="gr8" draw:text-style-name="P1" xml:id="id10" draw:id="id10" draw:layer="layout" svg:width="7.149cm" svg:height="2.493cm" svg:x="65.551cm" svg:y="8.354cm">
          <text:p text:style-name="P1">Q6(620)</text:p>
          <text:p text:style-name="P1">バスケ賞状</text:p>
          <draw:enhanced-geometry svg:viewBox="0 0 21600 21600" draw:type="rectangle" draw:enhanced-path="M 0 0 L 21600 0 21600 21600 0 21600 0 0 Z N"/>
        </draw:custom-shape>
        <draw:custom-shape draw:style-name="gr7" draw:text-style-name="P1" xml:id="id11" draw:id="id11" draw:layer="layout" svg:width="7.149cm" svg:height="2.494cm" svg:x="65.551cm" svg:y="14.006cm">
          <text:p text:style-name="P1">Q6(630)</text:p>
          <text:p text:style-name="P1">サーファーくん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9.2cm" svg:y1="9.6cm" svg:x2="65.551cm" svg:y2="9.6cm" draw:start-shape="id8" draw:start-glue-point="1" draw:end-shape="id10" draw:end-glue-point="3" svg:d="M59200 9600h6351">
          <text:p text:style-name="P1">(521)</text:p>
        </draw:connector>
        <draw:connector draw:style-name="gr9" draw:text-style-name="P1" draw:layer="layout" draw:type="line" svg:x1="59.201cm" svg:y1="15.2cm" svg:x2="65.551cm" svg:y2="15.253cm" draw:start-shape="id9" draw:start-glue-point="7" draw:end-shape="id11" draw:end-glue-point="3" svg:d="M59201 15200l6350 53">
          <text:p text:style-name="P1">(531)</text:p>
        </draw:connector>
        <draw:connector draw:style-name="gr9" draw:text-style-name="P1" draw:layer="layout" draw:type="line" svg:x1="59.201cm" svg:y1="15.2cm" svg:x2="65.551cm" svg:y2="9.6cm" draw:start-shape="id9" draw:start-glue-point="7" draw:end-shape="id10" svg:d="M59201 15200l6350-5600">
          <text:p text:style-name="P1">(532)</text:p>
        </draw:connector>
        <draw:connector draw:style-name="gr10" draw:text-style-name="P1" draw:layer="layout" draw:type="line" svg:x1="59.2cm" svg:y1="4.4cm" svg:x2="69.125cm" svg:y2="14.006cm" draw:start-shape="id7" draw:start-glue-point="7" draw:end-shape="id11" draw:end-glue-point="0" svg:d="M59200 4400l9925 9606">
          <text:p text:style-name="P1">(511)</text:p>
        </draw:connector>
        <draw:connector draw:style-name="gr9" draw:text-style-name="P1" draw:layer="layout" draw:type="line" svg:x1="59.2cm" svg:y1="4.4cm" svg:x2="65.551cm" svg:y2="4.447cm" draw:start-shape="id7" draw:start-glue-point="7" draw:end-shape="id12" draw:end-glue-point="3" svg:d="M59200 4400l6351 47">
          <text:p text:style-name="P1">(512)</text:p>
        </draw:connector>
        <draw:custom-shape draw:style-name="gr7" draw:text-style-name="P1" xml:id="id13" draw:id="id13" draw:layer="layout" svg:width="7.149cm" svg:height="2.494cm" svg:x="76.5cm" svg:y="3.2cm">
          <text:p text:style-name="P1">Q7(710)</text:p>
          <text:p text:style-name="P1">LINEなりすまし</text:p>
          <draw:enhanced-geometry svg:viewBox="0 0 21600 21600" draw:type="rectangle" draw:enhanced-path="M 0 0 L 21600 0 21600 21600 0 21600 0 0 Z N"/>
        </draw:custom-shape>
        <draw:custom-shape draw:style-name="gr8" draw:text-style-name="P1" xml:id="id14" draw:id="id14" draw:layer="layout" svg:width="7.149cm" svg:height="2.493cm" svg:x="76.5cm" svg:y="8.354cm">
          <text:p text:style-name="P1">Q7(720)</text:p>
          <text:p text:style-name="P1">サーファーくん</text:p>
          <draw:enhanced-geometry svg:viewBox="0 0 21600 21600" draw:type="rectangle" draw:enhanced-path="M 0 0 L 21600 0 21600 21600 0 21600 0 0 Z N"/>
        </draw:custom-shape>
        <draw:custom-shape draw:style-name="gr7" draw:text-style-name="P1" xml:id="id15" draw:id="id15" draw:layer="layout" svg:width="7.149cm" svg:height="2.494cm" svg:x="76.5cm" svg:y="14.006cm">
          <text:p text:style-name="P1">Q7(730)</text:p>
          <text:p text:style-name="P1">LINEなりすまし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72.7cm" svg:y1="4.447cm" svg:x2="76.5cm" svg:y2="4.447cm" draw:start-shape="id12" draw:start-glue-point="1" draw:end-shape="id13" draw:end-glue-point="3" svg:d="M72700 4447h3800">
          <text:p text:style-name="P1">(611,612)</text:p>
        </draw:connector>
        <draw:connector draw:style-name="gr9" draw:text-style-name="P1" draw:layer="layout" draw:type="line" svg:x1="72.7cm" svg:y1="9.6cm" svg:x2="76.5cm" svg:y2="9.6cm" draw:start-shape="id10" draw:start-glue-point="1" draw:end-shape="id14" draw:end-glue-point="3" svg:d="M72700 9600h3800">
          <text:p text:style-name="P1">(621,622)</text:p>
        </draw:connector>
        <draw:connector draw:style-name="gr9" draw:text-style-name="P1" draw:layer="layout" draw:type="line" svg:x1="72.7cm" svg:y1="15.253cm" svg:x2="76.5cm" svg:y2="15.253cm" draw:start-shape="id11" draw:start-glue-point="1" draw:end-shape="id15" draw:end-glue-point="3" svg:d="M72700 15253h3800">
          <text:p text:style-name="P1">(631,632)</text:p>
        </draw:connector>
        <draw:custom-shape draw:style-name="gr4" draw:text-style-name="P1" xml:id="id8" draw:id="id8" draw:layer="layout" svg:width="7.149cm" svg:height="2.493cm" svg:x="52.051cm" svg:y="8.354cm">
          <text:p text:style-name="P1">Q5(520)</text:p>
          <text:p text:style-name="P1">PW隠し</text:p>
          <draw:enhanced-geometry svg:viewBox="0 0 21600 21600" draw:type="rectangle" draw:enhanced-path="M 0 0 L 21600 0 21600 21600 0 21600 0 0 Z N"/>
        </draw:custom-shape>
        <draw:custom-shape draw:style-name="gr11" draw:text-style-name="P1" xml:id="id16" draw:id="id16" draw:layer="layout" svg:width="7.1cm" svg:height="2.4cm" svg:x="87.499cm" svg:y="3.201cm">
          <text:p text:style-name="P1">Q8(810)</text:p>
          <text:p text:style-name="P1">dlog.ne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xml:id="id18" draw:id="id18" draw:layer="layout" svg:width="7.1cm" svg:height="2.4cm" svg:x="87.5cm" svg:y="14.001cm">
          <text:p text:style-name="P1">Q8(830)</text:p>
          <text:p text:style-name="P1">Mindows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xml:id="id17" draw:id="id17" draw:layer="layout" svg:width="7.1cm" svg:height="2.4cm" svg:x="87.501cm" svg:y="8.4cm">
          <text:p text:style-name="P1">Q8(820)</text:p>
          <text:p text:style-name="P1">dlog.ne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draw:type="line" svg:x1="83.649cm" svg:y1="4.447cm" svg:x2="87.499cm" svg:y2="4.401cm" draw:start-shape="id13" draw:start-glue-point="1" draw:end-shape="id16" draw:end-glue-point="5" svg:d="M83649 4447l3850-46">
          <text:p text:style-name="P1">(711,712)</text:p>
        </draw:connector>
        <draw:connector draw:style-name="gr9" draw:text-style-name="P1" draw:layer="layout" draw:type="line" svg:x1="83.649cm" svg:y1="9.6cm" svg:x2="87.501cm" svg:y2="9.6cm" draw:start-shape="id14" draw:start-glue-point="1" draw:end-shape="id17" draw:end-glue-point="5" svg:d="M83649 9600h3852">
          <text:p text:style-name="P1">(721,722)</text:p>
        </draw:connector>
        <draw:connector draw:style-name="gr9" draw:text-style-name="P1" draw:layer="layout" draw:type="line" svg:x1="83.649cm" svg:y1="15.253cm" svg:x2="87.5cm" svg:y2="15.201cm" draw:start-shape="id15" draw:start-glue-point="1" draw:end-shape="id18" svg:d="M83649 15253l3851-52">
          <text:p text:style-name="P1">(731,732)</text:p>
        </draw:connector>
        <draw:custom-shape draw:style-name="gr7" draw:text-style-name="P1" xml:id="id20" draw:id="id20" draw:layer="layout" svg:width="7.149cm" svg:height="2.494cm" svg:x="101.851cm" svg:y="3.2cm">
          <text:p text:style-name="P1">Q9(910)</text:p>
          <text:p text:style-name="P1">PWどれにしよう</text:p>
          <draw:enhanced-geometry svg:viewBox="0 0 21600 21600" draw:type="rectangle" draw:enhanced-path="M 0 0 L 21600 0 21600 21600 0 21600 0 0 Z N"/>
        </draw:custom-shape>
        <draw:custom-shape draw:style-name="gr12" draw:text-style-name="P1" xml:id="id19" draw:id="id19" draw:layer="layout" svg:width="7.149cm" svg:height="2.493cm" svg:x="101.851cm" svg:y="8.354cm">
          <text:p text:style-name="P1">Q9(920)</text:p>
          <text:p text:style-name="P1">最新ブラウザが必要です</text:p>
          <draw:enhanced-geometry svg:viewBox="0 0 21600 21600" draw:type="rectangle" draw:enhanced-path="M 0 0 L 21600 0 21600 21600 0 21600 0 0 Z N"/>
        </draw:custom-shape>
        <draw:custom-shape draw:style-name="gr7" draw:text-style-name="P1" xml:id="id21" draw:id="id21" draw:layer="layout" svg:width="7.149cm" svg:height="2.494cm" svg:x="101.851cm" svg:y="14.006cm">
          <text:p text:style-name="P1">Q9(930)</text:p>
          <text:p text:style-name="P1">SIMフリー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94.599cm" svg:y1="4.401cm" svg:x2="101.851cm" svg:y2="9.6cm" draw:start-shape="id16" draw:start-glue-point="7" draw:end-shape="id19" draw:end-glue-point="3" svg:d="M94599 4401l7252 5199">
          <text:p/>
        </draw:connector>
        <draw:connector draw:style-name="gr9" draw:text-style-name="P1" draw:layer="layout" draw:type="line" svg:x1="94.599cm" svg:y1="4.401cm" svg:x2="101.851cm" svg:y2="4.447cm" draw:start-shape="id16" draw:start-glue-point="7" draw:end-shape="id20" draw:end-glue-point="3" svg:d="M94599 4401l7252 46">
          <text:p text:style-name="P1">(812)</text:p>
        </draw:connector>
        <draw:connector draw:style-name="gr9" draw:text-style-name="P1" draw:layer="layout" draw:type="line" svg:x1="94.601cm" svg:y1="9.6cm" svg:x2="101.851cm" svg:y2="15.253cm" draw:start-shape="id17" draw:start-glue-point="7" draw:end-shape="id21" draw:end-glue-point="3" svg:d="M94601 9600l7250 5653">
          <text:p text:style-name="P1">(821)</text:p>
        </draw:connector>
        <draw:connector draw:style-name="gr9" draw:text-style-name="P1" draw:layer="layout" draw:type="line" svg:x1="94.601cm" svg:y1="9.6cm" svg:x2="101.851cm" svg:y2="9.6cm" draw:start-shape="id17" draw:start-glue-point="7" draw:end-shape="id19" draw:end-glue-point="3" svg:d="M94601 9600h7250">
          <text:p text:style-name="P1">(822)</text:p>
        </draw:connector>
        <draw:connector draw:style-name="gr13" draw:text-style-name="P1" draw:layer="layout" draw:type="line" svg:x1="94.601cm" svg:y1="9.6cm" svg:x2="101.851cm" svg:y2="4.447cm" draw:start-shape="id17" draw:start-glue-point="7" draw:end-shape="id20" svg:d="M94601 9600l7250-5153">
          <text:p/>
        </draw:connector>
        <draw:custom-shape draw:style-name="gr11" draw:text-style-name="P1" xml:id="id22" draw:id="id22" draw:layer="layout" svg:width="7.1cm" svg:height="2.4cm" svg:x="101.8cm" svg:y="19.5cm">
          <text:p text:style-name="P1">Q9(940)</text:p>
          <text:p text:style-name="P1">海賊版オークション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draw:type="line" svg:x1="94.6cm" svg:y1="15.201cm" svg:x2="101.8cm" svg:y2="20.7cm" draw:start-shape="id18" draw:start-glue-point="7" draw:end-shape="id22" draw:end-glue-point="5" svg:d="M94600 15201l7200 5499">
          <text:p text:style-name="P1">(831,833)</text:p>
        </draw:connector>
        <draw:connector draw:style-name="gr9" draw:text-style-name="P1" draw:layer="layout" draw:type="line" svg:x1="94.6cm" svg:y1="15.201cm" svg:x2="101.851cm" svg:y2="15.253cm" draw:start-shape="id18" draw:start-glue-point="7" draw:end-shape="id21" draw:end-glue-point="3" svg:d="M94600 15201l7251 52">
          <text:p text:style-name="P1">(832)</text:p>
        </draw:connector>
        <draw:custom-shape draw:style-name="gr14" draw:text-style-name="P1" xml:id="id23" draw:id="id23" draw:layer="layout" svg:width="7.1cm" svg:height="2.4cm" svg:x="112.5cm" svg:y="3.1cm">
          <text:p text:style-name="P1">Q10(1010)</text:p>
          <text:p text:style-name="P1">無線L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25" draw:id="id25" draw:layer="layout" svg:width="7.1cm" svg:height="2.4cm" svg:x="112.501cm" svg:y="14.002cm">
          <text:p text:style-name="P1">Q10(1030)</text:p>
          <text:p text:style-name="P1">httpショッピング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24" draw:id="id24" draw:layer="layout" svg:width="7.1cm" svg:height="2.4cm" svg:x="112.502cm" svg:y="8.401cm">
          <text:p text:style-name="P1">Q10(1020)</text:p>
          <text:p text:style-name="P1">Webカメラ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draw:type="line" svg:x1="109cm" svg:y1="4.447cm" svg:x2="112.5cm" svg:y2="4.3cm" draw:start-shape="id20" draw:start-glue-point="1" draw:end-shape="id23" draw:end-glue-point="5" svg:d="M109000 4447l3500-147">
          <text:p text:style-name="P1">(911)</text:p>
        </draw:connector>
        <draw:connector draw:style-name="gr9" draw:text-style-name="P1" draw:layer="layout" draw:type="line" svg:x1="109cm" svg:y1="9.6cm" svg:x2="112.502cm" svg:y2="9.601cm" draw:start-shape="id19" draw:start-glue-point="1" draw:end-shape="id24" draw:end-glue-point="5" svg:d="M109000 9600l3502 1">
          <text:p text:style-name="P1">(921,922)</text:p>
        </draw:connector>
        <draw:connector draw:style-name="gr9" draw:text-style-name="P1" draw:layer="layout" draw:type="line" svg:x1="109cm" svg:y1="15.253cm" svg:x2="112.501cm" svg:y2="15.202cm" draw:start-shape="id21" draw:start-glue-point="1" draw:end-shape="id25" draw:end-glue-point="5" svg:d="M109000 15253l3501-51">
          <text:p text:style-name="P1">(931,932,</text:p>
          <text:p text:style-name="P1">933,934)</text:p>
        </draw:connector>
        <draw:connector draw:style-name="gr9" draw:text-style-name="P1" draw:layer="layout" draw:type="line" svg:x1="108.9cm" svg:y1="20.7cm" svg:x2="112.501cm" svg:y2="15.202cm" draw:start-shape="id22" draw:start-glue-point="7" draw:end-shape="id25" svg:d="M108900 20700l3601-5498">
          <text:p text:style-name="P1">(941,943)</text:p>
        </draw:connector>
        <draw:custom-shape draw:style-name="gr7" draw:text-style-name="P1" xml:id="id27" draw:id="id27" draw:layer="layout" svg:width="7.149cm" svg:height="2.494cm" svg:x="126.2cm" svg:y="3.2cm">
          <text:p text:style-name="P1">Q11(1110)</text:p>
          <text:p text:style-name="P1">秘密の質問</text:p>
          <draw:enhanced-geometry svg:viewBox="0 0 21600 21600" draw:type="rectangle" draw:enhanced-path="M 0 0 L 21600 0 21600 21600 0 21600 0 0 Z N"/>
        </draw:custom-shape>
        <draw:custom-shape draw:style-name="gr8" draw:text-style-name="P1" xml:id="id29" draw:id="id29" draw:layer="layout" svg:width="7.149cm" svg:height="2.493cm" svg:x="126.2cm" svg:y="8.554cm">
          <text:p text:style-name="P1">Q11(1130)</text:p>
          <text:p text:style-name="P1">USB拾った</text:p>
          <draw:enhanced-geometry svg:viewBox="0 0 21600 21600" draw:type="rectangle" draw:enhanced-path="M 0 0 L 21600 0 21600 21600 0 21600 0 0 Z N"/>
        </draw:custom-shape>
        <draw:custom-shape draw:style-name="gr7" draw:text-style-name="P1" xml:id="id31" draw:id="id31" draw:layer="layout" svg:width="7.149cm" svg:height="2.494cm" svg:x="126.2cm" svg:y="13.906cm">
          <text:p text:style-name="P1">Q11(1150)</text:p>
          <text:p text:style-name="P1">IMEにパスワード</text:p>
          <draw:enhanced-geometry svg:viewBox="0 0 21600 21600" draw:type="rectangle" draw:enhanced-path="M 0 0 L 21600 0 21600 21600 0 21600 0 0 Z N"/>
        </draw:custom-shape>
        <draw:custom-shape draw:style-name="gr7" draw:text-style-name="P1" xml:id="id26" draw:id="id26" draw:layer="layout" svg:width="7.149cm" svg:height="2.494cm" svg:x="126.2cm" svg:y="5.9cm">
          <text:p text:style-name="P1">Q11(1120)</text:p>
          <text:p text:style-name="P1">ハンドルネーム</text:p>
          <draw:enhanced-geometry svg:viewBox="0 0 21600 21600" draw:type="rectangle" draw:enhanced-path="M 0 0 L 21600 0 21600 21600 0 21600 0 0 Z N"/>
        </draw:custom-shape>
        <draw:custom-shape draw:style-name="gr8" draw:text-style-name="P1" xml:id="id28" draw:id="id28" draw:layer="layout" svg:width="7.149cm" svg:height="2.493cm" svg:x="126.2cm" svg:y="11.254cm">
          <text:p text:style-name="P1">Q11(1140)</text:p>
          <text:p text:style-name="P1">裏アカウント</text:p>
          <draw:enhanced-geometry svg:viewBox="0 0 21600 21600" draw:type="rectangle" draw:enhanced-path="M 0 0 L 21600 0 21600 21600 0 21600 0 0 Z N"/>
        </draw:custom-shape>
        <draw:custom-shape draw:style-name="gr7" draw:text-style-name="P1" xml:id="id30" draw:id="id30" draw:layer="layout" svg:width="7.149cm" svg:height="2.494cm" svg:x="126.2cm" svg:y="16.606cm">
          <text:p text:style-name="P1">Q11(1160)</text:p>
          <text:p text:style-name="P1">SNSジェネレーター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16.05cm" svg:y1="5.5cm" svg:x2="126.2cm" svg:y2="7.147cm" draw:start-shape="id23" draw:start-glue-point="6" draw:end-shape="id26" svg:d="M116050 5500v1647h10150">
          <text:p text:style-name="P1">(1011)</text:p>
        </draw:connector>
        <draw:connector draw:style-name="gr5" draw:text-style-name="P1" draw:layer="layout" svg:x1="119.6cm" svg:y1="4.3cm" svg:x2="126.2cm" svg:y2="4.447cm" draw:start-shape="id23" draw:start-glue-point="7" draw:end-shape="id27" svg:d="M119600 4300h3300v147h3300">
          <text:p text:style-name="P1">(1012)</text:p>
        </draw:connector>
        <draw:connector draw:style-name="gr5" draw:text-style-name="P1" draw:layer="layout" svg:x1="116.052cm" svg:y1="10.801cm" svg:x2="126.2cm" svg:y2="12.5cm" draw:start-shape="id24" draw:start-glue-point="6" draw:end-shape="id28" svg:d="M116052 10801v1699h10148">
          <text:p text:style-name="P1">(1022)</text:p>
        </draw:connector>
        <draw:connector draw:style-name="gr5" draw:text-style-name="P1" draw:layer="layout" draw:line-skew="-1.601cm" svg:x1="119.602cm" svg:y1="9.601cm" svg:x2="126.2cm" svg:y2="9.8cm" draw:start-shape="id24" draw:start-glue-point="7" draw:end-shape="id29" svg:d="M119602 9601h1698v199h4900">
          <text:p text:style-name="P1">(1021)</text:p>
        </draw:connector>
        <draw:connector draw:style-name="gr5" draw:text-style-name="P1" draw:layer="layout" svg:x1="116.051cm" svg:y1="16.402cm" svg:x2="126.2cm" svg:y2="17.853cm" draw:start-shape="id25" draw:start-glue-point="6" draw:end-shape="id30" svg:d="M116051 16402v1451h10149">
          <text:p text:style-name="P1">(1031)</text:p>
        </draw:connector>
        <draw:connector draw:style-name="gr5" draw:text-style-name="P1" draw:layer="layout" svg:x1="119.601cm" svg:y1="15.202cm" svg:x2="126.2cm" svg:y2="15.153cm" draw:start-shape="id25" draw:start-glue-point="7" draw:end-shape="id31" draw:end-glue-point="3" svg:d="M119601 15202h3300v-49h3299">
          <text:p text:style-name="P1">(1032)</text:p>
        </draw:connector>
        <draw:custom-shape draw:style-name="gr16" draw:text-style-name="P1" xml:id="id32" draw:id="id32" draw:layer="layout" svg:width="7.149cm" svg:height="5.3cm" svg:x="139.951cm" svg:y="8.6cm">
          <text:p text:style-name="P1">END(END)</text:p>
          <text:p text:style-name="P1">かおりの人生は？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133.349cm" svg:y1="4.447cm" svg:x2="143.525cm" svg:y2="8.6cm" draw:start-shape="id27" draw:start-glue-point="1" draw:end-shape="id32" draw:end-glue-point="0" svg:d="M133349 4447h10176v4153">
          <text:p/>
        </draw:connector>
        <draw:connector draw:style-name="gr17" draw:text-style-name="P1" draw:layer="layout" svg:x1="133.349cm" svg:y1="7.147cm" svg:x2="143.525cm" svg:y2="8.6cm" draw:start-shape="id26" draw:start-glue-point="1" draw:end-shape="id32" draw:end-glue-point="0" svg:d="M133349 7147h10176v1453">
          <text:p/>
        </draw:connector>
        <draw:connector draw:style-name="gr17" draw:text-style-name="P1" draw:layer="layout" svg:x1="133.349cm" svg:y1="15.153cm" svg:x2="143.525cm" svg:y2="13.9cm" draw:start-shape="id31" draw:start-glue-point="1" draw:end-shape="id32" draw:end-glue-point="2" svg:d="M133349 15153h10176v-1253">
          <text:p/>
        </draw:connector>
        <draw:connector draw:style-name="gr17" draw:text-style-name="P1" draw:layer="layout" svg:x1="133.349cm" svg:y1="17.853cm" svg:x2="143.525cm" svg:y2="13.9cm" draw:start-shape="id30" draw:start-glue-point="1" draw:end-shape="id32" draw:end-glue-point="2" svg:d="M133349 17853h10176v-3953">
          <text:p/>
        </draw:connector>
        <draw:connector draw:style-name="gr17" draw:text-style-name="P1" draw:layer="layout" draw:line-skew="1.951cm" svg:x1="133.349cm" svg:y1="9.8cm" svg:x2="139.951cm" svg:y2="11.25cm" draw:start-shape="id29" draw:start-glue-point="1" draw:end-shape="id32" draw:end-glue-point="3" svg:d="M133349 9800h5251v1450h1351">
          <text:p/>
        </draw:connector>
        <draw:connector draw:style-name="gr17" draw:text-style-name="P1" draw:layer="layout" draw:line-skew="1.951cm" svg:x1="133.349cm" svg:y1="12.5cm" svg:x2="139.951cm" svg:y2="11.25cm" draw:start-shape="id28" draw:start-glue-point="1" draw:end-shape="id32" draw:end-glue-point="3" svg:d="M133349 12500h5251v-1250h1351">
          <text:p/>
        </draw:connector>
        <draw:connector draw:style-name="gr17" draw:text-style-name="P1" draw:layer="layout" svg:x1="108.9cm" svg:y1="20.7cm" svg:x2="143.525cm" svg:y2="13.9cm" draw:start-shape="id22" draw:start-glue-point="7" draw:end-shape="id32" draw:end-glue-point="2" svg:d="M108900 20700h34625v-6800">
          <text:p/>
        </draw:connector>
        <draw:frame draw:style-name="gr18" draw:text-style-name="P1" draw:layer="layout" svg:width="1.979cm" svg:height="1.673cm" svg:x="110.521cm" svg:y="19.538cm">
          <draw:text-box>
            <text:p text:style-name="P1">(942)</text:p>
          </draw:text-box>
        </draw:frame>
        <draw:frame draw:style-name="gr19" draw:text-style-name="P1" draw:layer="layout" svg:width="1.979cm" svg:height="1.673cm" svg:x="94.498cm" svg:y="7.6cm">
          <draw:text-box>
            <text:p text:style-name="P1">(823)</text:p>
          </draw:text-box>
        </draw:frame>
        <draw:frame draw:style-name="gr20" draw:text-style-name="P1" draw:layer="layout" svg:width="1.933cm" svg:height="1.673cm" svg:x="94.5cm" svg:y="5.3cm">
          <draw:text-box>
            <text:p text:style-name="P1">(811)</text:p>
          </draw:text-box>
        </draw:frame>
        <draw:custom-shape draw:style-name="gr21" draw:text-style-name="P1" draw:layer="layout" svg:width="5.002cm" svg:height="2.494cm" svg:x="1.8cm" svg:y="1.5cm">
          <text:p text:style-name="P1">未確認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5.002cm" svg:height="2.494cm" svg:x="7.398cm" svg:y="1.5cm">
          <text:p text:style-name="P1">ページ存在</text:p>
          <draw:enhanced-geometry svg:viewBox="0 0 21600 21600" draw:type="rectangle" draw:enhanced-path="M 0 0 L 21600 0 21600 21600 0 21600 0 0 Z N"/>
        </draw:custom-shape>
        <draw:frame draw:style-name="gr23" draw:text-style-name="P1" draw:layer="layout" svg:width="2.191cm" svg:height="1.673cm" svg:x="137.3cm" svg:y="3.937cm">
          <draw:text-box>
            <text:p text:style-name="P1">(1111)</text:p>
          </draw:text-box>
        </draw:frame>
        <draw:frame draw:style-name="gr23" draw:text-style-name="P1" draw:layer="layout" svg:width="3.821cm" svg:height="1.673cm" svg:x="136.479cm" svg:y="6.7cm">
          <draw:text-box>
            <text:p text:style-name="P1">(1121,1122)</text:p>
          </draw:text-box>
        </draw:frame>
        <draw:custom-shape draw:style-name="gr24" draw:text-style-name="P1" draw:layer="layout" svg:width="5.002cm" svg:height="2.494cm" svg:x="13cm" svg:y="1.5cm">
          <text:p text:style-name="P1">成田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50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08T17:01:13.254000000</meta:creation-date>
    <dc:date>2016-05-03T14:07:01</dc:date>
    <meta:editing-duration>PT4H49M25S</meta:editing-duration>
    <meta:editing-cycles>8</meta:editing-cycles>
    <meta:generator>OpenOffice/4.1.2$Unix OpenOffice.org_project/412m3$Build-9782</meta:generator>
    <meta:document-statistic meta:object-count="83"/>
  </office:meta>
</office:document-meta>
</file>